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45374" officeooo:paragraph-rsid="00145374"/>
    </style:style>
    <style:style style:name="P2" style:family="paragraph" style:parent-style-name="Preformatted_20_Text">
      <style:text-properties officeooo:rsid="00162d43" officeooo:paragraph-rsid="00162d43"/>
    </style:style>
    <style:style style:name="P3" style:family="paragraph" style:parent-style-name="Preformatted_20_Text">
      <style:text-properties officeooo:rsid="001233d9" officeooo:paragraph-rsid="001233d9"/>
    </style:style>
    <style:style style:name="P4" style:family="paragraph" style:parent-style-name="Preformatted_20_Text">
      <style:text-properties officeooo:rsid="001233d9" officeooo:paragraph-rsid="00436b9b"/>
    </style:style>
    <style:style style:name="P5" style:family="paragraph" style:parent-style-name="Standard">
      <style:text-properties officeooo:paragraph-rsid="00146278"/>
    </style:style>
    <style:style style:name="P6" style:family="paragraph" style:parent-style-name="Standard">
      <style:text-properties officeooo:rsid="001746a3" officeooo:paragraph-rsid="001746a3"/>
    </style:style>
    <style:style style:name="P7" style:family="paragraph" style:parent-style-name="Standard">
      <style:text-properties officeooo:paragraph-rsid="0017f3b5"/>
    </style:style>
    <style:style style:name="P8" style:family="paragraph" style:parent-style-name="Standard">
      <style:text-properties officeooo:rsid="0019a7a3" officeooo:paragraph-rsid="0019a7a3"/>
    </style:style>
    <style:style style:name="P9" style:family="paragraph" style:parent-style-name="Standard">
      <style:text-properties officeooo:paragraph-rsid="001b7ab7"/>
    </style:style>
    <style:style style:name="P10" style:family="paragraph" style:parent-style-name="Standard">
      <style:text-properties officeooo:rsid="001c8f4e" officeooo:paragraph-rsid="001c8f4e"/>
    </style:style>
    <style:style style:name="P11" style:family="paragraph" style:parent-style-name="Standard">
      <style:text-properties officeooo:rsid="001d2611" officeooo:paragraph-rsid="001f0c1c"/>
    </style:style>
    <style:style style:name="P12" style:family="paragraph" style:parent-style-name="Standard">
      <style:text-properties officeooo:rsid="001d2611" officeooo:paragraph-rsid="001d2611"/>
    </style:style>
    <style:style style:name="P13" style:family="paragraph" style:parent-style-name="Standard">
      <style:text-properties officeooo:paragraph-rsid="001d2611"/>
    </style:style>
    <style:style style:name="P14" style:family="paragraph" style:parent-style-name="Standard">
      <style:text-properties officeooo:rsid="001f0c1c" officeooo:paragraph-rsid="001f0c1c"/>
    </style:style>
    <style:style style:name="P15" style:family="paragraph" style:parent-style-name="Standard">
      <style:text-properties officeooo:rsid="00205f5f" officeooo:paragraph-rsid="00205f5f"/>
    </style:style>
    <style:style style:name="P16" style:family="paragraph" style:parent-style-name="Standard">
      <style:text-properties officeooo:rsid="0020b84a" officeooo:paragraph-rsid="0020b84a"/>
    </style:style>
    <style:style style:name="P17" style:family="paragraph" style:parent-style-name="Standard">
      <style:text-properties officeooo:paragraph-rsid="0020b84a"/>
    </style:style>
    <style:style style:name="P18" style:family="paragraph" style:parent-style-name="Standard">
      <style:text-properties officeooo:paragraph-rsid="002242db"/>
    </style:style>
    <style:style style:name="P19" style:family="paragraph" style:parent-style-name="Standard">
      <style:text-properties officeooo:rsid="0023501e" officeooo:paragraph-rsid="0023501e"/>
    </style:style>
    <style:style style:name="P20" style:family="paragraph" style:parent-style-name="Standard">
      <style:text-properties officeooo:rsid="0023501e" officeooo:paragraph-rsid="002a36a0"/>
    </style:style>
    <style:style style:name="P21" style:family="paragraph" style:parent-style-name="Standard">
      <style:text-properties officeooo:paragraph-rsid="002547fb"/>
    </style:style>
    <style:style style:name="P22" style:family="paragraph" style:parent-style-name="Standard">
      <style:text-properties officeooo:rsid="002547fb" officeooo:paragraph-rsid="002547fb"/>
    </style:style>
    <style:style style:name="P23" style:family="paragraph" style:parent-style-name="Standard">
      <style:text-properties officeooo:rsid="0025595d" officeooo:paragraph-rsid="0025595d"/>
    </style:style>
    <style:style style:name="P24" style:family="paragraph" style:parent-style-name="Standard">
      <style:text-properties officeooo:rsid="00260aa6" officeooo:paragraph-rsid="00260aa6"/>
    </style:style>
    <style:style style:name="P25" style:family="paragraph" style:parent-style-name="Standard">
      <style:text-properties officeooo:paragraph-rsid="002a36a0"/>
    </style:style>
    <style:style style:name="P26" style:family="paragraph" style:parent-style-name="Standard">
      <style:text-properties officeooo:rsid="002c1fb5" officeooo:paragraph-rsid="002c1fb5"/>
    </style:style>
    <style:style style:name="P27" style:family="paragraph" style:parent-style-name="Standard">
      <style:text-properties officeooo:rsid="002e8e81" officeooo:paragraph-rsid="002e8e81"/>
    </style:style>
    <style:style style:name="P28" style:family="paragraph" style:parent-style-name="Standard">
      <style:text-properties officeooo:rsid="0037a7dd" officeooo:paragraph-rsid="0037a7dd"/>
    </style:style>
    <style:style style:name="P29" style:family="paragraph" style:parent-style-name="Standard">
      <style:text-properties officeooo:rsid="0037a7dd" officeooo:paragraph-rsid="003c6b10"/>
    </style:style>
    <style:style style:name="P30" style:family="paragraph" style:parent-style-name="Standard">
      <style:text-properties officeooo:rsid="003949b8" officeooo:paragraph-rsid="003949b8"/>
    </style:style>
    <style:style style:name="P31" style:family="paragraph" style:parent-style-name="Standard">
      <style:text-properties officeooo:rsid="003c6b10" officeooo:paragraph-rsid="003c6b10"/>
    </style:style>
    <style:style style:name="P32" style:family="paragraph" style:parent-style-name="Standard">
      <style:text-properties officeooo:rsid="003c80ef" officeooo:paragraph-rsid="003c80ef"/>
    </style:style>
    <style:style style:name="P33" style:family="paragraph" style:parent-style-name="Standard">
      <style:text-properties officeooo:rsid="003d41a5" officeooo:paragraph-rsid="003d41a5"/>
    </style:style>
    <style:style style:name="P34" style:family="paragraph" style:parent-style-name="Standard">
      <style:text-properties officeooo:rsid="003debf5" officeooo:paragraph-rsid="003debf5"/>
    </style:style>
    <style:style style:name="P35" style:family="paragraph" style:parent-style-name="Standard">
      <style:text-properties officeooo:rsid="003edecf" officeooo:paragraph-rsid="003edecf"/>
    </style:style>
    <style:style style:name="P36" style:family="paragraph" style:parent-style-name="Standard">
      <style:text-properties officeooo:rsid="00404ee6" officeooo:paragraph-rsid="00404ee6"/>
    </style:style>
    <style:style style:name="P37" style:family="paragraph" style:parent-style-name="Standard">
      <style:text-properties officeooo:rsid="002a36a0" officeooo:paragraph-rsid="002a36a0"/>
    </style:style>
    <style:style style:name="P38" style:family="paragraph" style:parent-style-name="Standard">
      <style:text-properties officeooo:rsid="0044e6b4" officeooo:paragraph-rsid="0044e6b4"/>
    </style:style>
    <style:style style:name="P39" style:family="paragraph" style:parent-style-name="Standard">
      <style:text-properties officeooo:rsid="00475a14" officeooo:paragraph-rsid="00475a14"/>
    </style:style>
    <style:style style:name="P40" style:family="paragraph" style:parent-style-name="Standard">
      <style:text-properties officeooo:rsid="0019de7b" officeooo:paragraph-rsid="004b3a8c"/>
    </style:style>
    <style:style style:name="P41" style:family="paragraph" style:parent-style-name="Standard">
      <style:text-properties officeooo:rsid="0019de7b" officeooo:paragraph-rsid="004db2da"/>
    </style:style>
    <style:style style:name="P42" style:family="paragraph" style:parent-style-name="Standard">
      <style:text-properties officeooo:rsid="0018d8d5" officeooo:paragraph-rsid="00499403"/>
    </style:style>
    <style:style style:name="P43" style:family="paragraph" style:parent-style-name="Standard">
      <style:text-properties officeooo:rsid="0012aae5" officeooo:paragraph-rsid="004db2da"/>
    </style:style>
    <style:style style:name="P44" style:family="paragraph" style:parent-style-name="Standard">
      <style:text-properties style:font-name="Hack" fo:font-size="10pt" officeooo:rsid="0012aae5" officeooo:paragraph-rsid="004db2da" style:font-size-asian="10pt" style:font-size-complex="10pt"/>
    </style:style>
    <style:style style:name="P45" style:family="paragraph" style:parent-style-name="Standard">
      <style:text-properties style:font-name="Hack" fo:font-size="10pt" officeooo:paragraph-rsid="004db2da" style:font-size-asian="10pt" style:font-size-complex="10pt"/>
    </style:style>
    <style:style style:name="P46" style:family="paragraph" style:parent-style-name="Standard">
      <style:text-properties style:font-name="Hack" fo:font-size="10pt" officeooo:rsid="001e8fb7" officeooo:paragraph-rsid="0050292b" style:font-size-asian="10pt" style:font-size-complex="10pt"/>
    </style:style>
    <style:style style:name="P47" style:family="paragraph" style:parent-style-name="Standard">
      <style:text-properties style:font-name="Hack" officeooo:rsid="001e8fb7" officeooo:paragraph-rsid="0050292b"/>
    </style:style>
    <style:style style:name="P48" style:family="paragraph" style:parent-style-name="Standard">
      <style:text-properties style:font-name="Hack" officeooo:rsid="001fef92" officeooo:paragraph-rsid="0050292b"/>
    </style:style>
    <style:style style:name="P49" style:family="paragraph" style:parent-style-name="Standard">
      <style:text-properties style:font-name="Hack" officeooo:rsid="001ed389" officeooo:paragraph-rsid="0050292b"/>
    </style:style>
    <style:style style:name="P50" style:family="paragraph" style:parent-style-name="Standard">
      <style:text-properties officeooo:paragraph-rsid="004db2da"/>
    </style:style>
    <style:style style:name="P51" style:family="paragraph" style:parent-style-name="Standard">
      <style:text-properties officeooo:rsid="001e8fb7" officeooo:paragraph-rsid="0050292b"/>
    </style:style>
    <style:style style:name="P52" style:family="paragraph" style:parent-style-name="Standard">
      <style:text-properties officeooo:rsid="001fef92" officeooo:paragraph-rsid="0050292b"/>
    </style:style>
    <style:style style:name="P53" style:family="paragraph" style:parent-style-name="Standard">
      <style:text-properties officeooo:rsid="001ed389" officeooo:paragraph-rsid="0050292b"/>
    </style:style>
    <style:style style:name="P54" style:family="paragraph" style:parent-style-name="Standard">
      <style:text-properties officeooo:paragraph-rsid="0050292b"/>
    </style:style>
    <style:style style:name="P55" style:family="paragraph" style:parent-style-name="Text_20_body">
      <style:text-properties officeooo:rsid="003c80ef" officeooo:paragraph-rsid="003c80ef"/>
    </style:style>
    <style:style style:name="P56" style:family="paragraph" style:parent-style-name="Text_20_body">
      <style:text-properties officeooo:rsid="00475a14" officeooo:paragraph-rsid="00475a14"/>
    </style:style>
    <style:style style:name="P57" style:family="paragraph" style:parent-style-name="Text_20_body">
      <style:paragraph-properties fo:text-align="center" style:justify-single-word="false"/>
      <style:text-properties fo:font-style="italic" officeooo:rsid="004c6532" officeooo:paragraph-rsid="004c6532" style:font-style-asian="italic" style:font-style-complex="italic"/>
    </style:style>
    <style:style style:name="P58" style:family="paragraph" style:parent-style-name="Standard">
      <style:paragraph-properties fo:break-before="page"/>
    </style:style>
    <style:style style:name="P59" style:family="paragraph" style:parent-style-name="Text_20_body">
      <style:paragraph-properties fo:break-before="page"/>
    </style:style>
    <style:style style:name="P60" style:family="paragraph" style:parent-style-name="Standard" style:list-style-name="L1">
      <style:text-properties officeooo:rsid="001f0c1c" officeooo:paragraph-rsid="001f0c1c"/>
    </style:style>
    <style:style style:name="P61" style:family="paragraph" style:parent-style-name="Standard" style:list-style-name="L2">
      <style:text-properties officeooo:rsid="001f0c1c" officeooo:paragraph-rsid="001f0c1c"/>
    </style:style>
    <style:style style:name="P62" style:family="paragraph" style:parent-style-name="Standard">
      <style:text-properties officeooo:rsid="003d41a5" officeooo:paragraph-rsid="003d41a5"/>
    </style:style>
    <style:style style:name="P63" style:family="paragraph" style:parent-style-name="Standard">
      <style:text-properties officeooo:rsid="0044e6b4" officeooo:paragraph-rsid="00522bce"/>
    </style:style>
    <style:style style:name="P64" style:family="paragraph" style:parent-style-name="Standard">
      <style:text-properties officeooo:rsid="0044e6b4" officeooo:paragraph-rsid="0053deb1"/>
    </style:style>
    <style:style style:name="P65" style:family="paragraph" style:parent-style-name="Standard">
      <style:text-properties style:font-name="Hack" fo:font-size="10pt" officeooo:rsid="000964ba" officeooo:paragraph-rsid="0051605f" style:font-size-asian="10pt" style:font-size-complex="10pt"/>
    </style:style>
    <style:style style:name="P66" style:family="paragraph" style:parent-style-name="Standard">
      <style:text-properties style:font-name="Hack" fo:font-size="10pt" officeooo:rsid="000964ba" officeooo:paragraph-rsid="00522bce" style:font-size-asian="10pt" style:font-size-complex="10pt"/>
    </style:style>
    <style:style style:name="P67" style:family="paragraph" style:parent-style-name="Standard">
      <style:text-properties style:font-name="Hack" fo:font-size="10pt" officeooo:rsid="000964ba" officeooo:paragraph-rsid="0053deb1" style:font-size-asian="10pt" style:font-size-complex="10pt"/>
    </style:style>
    <style:style style:name="P68" style:family="paragraph" style:parent-style-name="Standard">
      <style:text-properties style:font-name="Hack" fo:font-size="10pt" officeooo:paragraph-rsid="0051605f" style:font-size-asian="10pt" style:font-size-complex="10pt"/>
    </style:style>
    <style:style style:name="P69" style:family="paragraph" style:parent-style-name="Standard">
      <style:text-properties style:font-name="Hack" fo:font-size="10pt" officeooo:paragraph-rsid="00522bce" style:font-size-asian="10pt" style:font-size-complex="10pt"/>
    </style:style>
    <style:style style:name="P70" style:family="paragraph" style:parent-style-name="Standard">
      <style:text-properties style:font-name="Hack" fo:font-size="10pt" officeooo:paragraph-rsid="0053deb1" style:font-size-asian="10pt" style:font-size-complex="10pt"/>
    </style:style>
    <style:style style:name="P71" style:family="paragraph" style:parent-style-name="Standard">
      <style:text-properties officeooo:rsid="000bdfe7" officeooo:paragraph-rsid="0051605f"/>
    </style:style>
    <style:style style:name="P72" style:family="paragraph" style:parent-style-name="Standard">
      <style:text-properties officeooo:rsid="000bdfe7" officeooo:paragraph-rsid="0053deb1"/>
    </style:style>
    <style:style style:name="P73" style:family="paragraph" style:parent-style-name="Standard">
      <style:text-properties officeooo:rsid="000a5a61" officeooo:paragraph-rsid="0051605f"/>
    </style:style>
    <style:style style:name="P74" style:family="paragraph" style:parent-style-name="Standard">
      <style:text-properties officeooo:rsid="000a5a61" officeooo:paragraph-rsid="00522bce"/>
    </style:style>
    <style:style style:name="P75" style:family="paragraph" style:parent-style-name="Standard">
      <style:text-properties officeooo:rsid="000a5a61" officeooo:paragraph-rsid="0053deb1"/>
    </style:style>
    <style:style style:name="P76" style:family="paragraph" style:parent-style-name="Standard">
      <style:text-properties officeooo:rsid="000bbdd2" officeooo:paragraph-rsid="0051605f"/>
    </style:style>
    <style:style style:name="P77" style:family="paragraph" style:parent-style-name="Standard">
      <style:text-properties officeooo:rsid="000bbdd2" officeooo:paragraph-rsid="00522bce"/>
    </style:style>
    <style:style style:name="P78" style:family="paragraph" style:parent-style-name="Standard">
      <style:text-properties officeooo:rsid="000bbdd2" officeooo:paragraph-rsid="0053deb1"/>
    </style:style>
    <style:style style:name="P79" style:family="paragraph" style:parent-style-name="Standard">
      <style:text-properties officeooo:rsid="000cf34f" officeooo:paragraph-rsid="0053deb1"/>
    </style:style>
    <style:style style:name="P80" style:family="paragraph" style:parent-style-name="Standard">
      <style:text-properties officeooo:paragraph-rsid="00351780"/>
    </style:style>
    <style:style style:name="P8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82" style:family="paragraph" style:parent-style-name="Heading_20_1">
      <style:paragraph-properties fo:break-before="page"/>
    </style:style>
    <style:style style:name="P8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5" style:family="paragraph" style:parent-style-name="Heading_20_2">
      <style:text-properties officeooo:paragraph-rsid="004db2da"/>
    </style:style>
    <style:style style:name="P86" style:family="paragraph" style:parent-style-name="Heading_20_2">
      <style:text-properties officeooo:paragraph-rsid="005070e5"/>
    </style:style>
    <style:style style:name="P87" style:family="paragraph" style:parent-style-name="Heading_20_2">
      <style:paragraph-properties fo:break-before="page"/>
    </style:style>
    <style:style style:name="P88" style:family="paragraph" style:parent-style-name="Heading_20_2">
      <style:paragraph-properties fo:break-before="page"/>
      <style:text-properties officeooo:paragraph-rsid="005070e5"/>
    </style:style>
    <style:style style:name="P89" style:family="paragraph" style:parent-style-name="Text_20_body">
      <style:text-properties officeooo:rsid="005070e5" officeooo:paragraph-rsid="005070e5"/>
    </style:style>
    <style:style style:name="P90" style:family="paragraph" style:parent-style-name="Text_20_body">
      <style:text-properties officeooo:rsid="0053deb1" officeooo:paragraph-rsid="0053deb1"/>
    </style:style>
    <style:style style:name="P91" style:family="paragraph" style:parent-style-name="Heading_20_3">
      <style:text-properties officeooo:rsid="0019a7a3"/>
    </style:style>
    <style:style style:name="P92" style:family="paragraph" style:parent-style-name="Heading_20_3">
      <style:text-properties officeooo:rsid="00162d43" officeooo:paragraph-rsid="001668e9"/>
    </style:style>
    <style:style style:name="P93" style:family="paragraph" style:parent-style-name="Heading_20_3">
      <style:text-properties officeooo:paragraph-rsid="00146278"/>
    </style:style>
    <style:style style:name="P94" style:family="paragraph" style:parent-style-name="Heading_20_3">
      <style:text-properties officeooo:paragraph-rsid="00475a14"/>
    </style:style>
    <style:style style:name="P95" style:family="paragraph" style:parent-style-name="Heading_20_3">
      <style:text-properties officeooo:paragraph-rsid="0051605f"/>
    </style:style>
    <style:style style:name="P96" style:family="paragraph" style:parent-style-name="Heading_20_3">
      <style:text-properties officeooo:paragraph-rsid="00522bce"/>
    </style:style>
    <style:style style:name="P97" style:family="paragraph" style:parent-style-name="Heading_20_3">
      <style:text-properties officeooo:paragraph-rsid="0053deb1"/>
    </style:style>
    <style:style style:name="T1" style:family="text">
      <style:text-properties officeooo:rsid="00146278"/>
    </style:style>
    <style:style style:name="T2" style:family="text">
      <style:text-properties officeooo:rsid="001746a3"/>
    </style:style>
    <style:style style:name="T3" style:family="text">
      <style:text-properties officeooo:rsid="0017f3b5"/>
    </style:style>
    <style:style style:name="T4" style:family="text">
      <style:text-properties officeooo:rsid="0019a7a3"/>
    </style:style>
    <style:style style:name="T5" style:family="text">
      <style:text-properties officeooo:rsid="001b7ab7"/>
    </style:style>
    <style:style style:name="T6" style:family="text">
      <style:text-properties officeooo:rsid="001c8f4e"/>
    </style:style>
    <style:style style:name="T7" style:family="text">
      <style:text-properties officeooo:rsid="001d2611"/>
    </style:style>
    <style:style style:name="T8" style:family="text">
      <style:text-properties officeooo:rsid="001f0c1c"/>
    </style:style>
    <style:style style:name="T9" style:family="text">
      <style:text-properties officeooo:rsid="00205f5f"/>
    </style:style>
    <style:style style:name="T10" style:family="text">
      <style:text-properties officeooo:rsid="0023501e"/>
    </style:style>
    <style:style style:name="T11" style:family="text">
      <style:text-properties officeooo:rsid="002547fb"/>
    </style:style>
    <style:style style:name="T12" style:family="text">
      <style:text-properties officeooo:rsid="00260aa6"/>
    </style:style>
    <style:style style:name="T13" style:family="text">
      <style:text-properties officeooo:rsid="0035c28b"/>
    </style:style>
    <style:style style:name="T14" style:family="text">
      <style:text-properties officeooo:rsid="003949b8"/>
    </style:style>
    <style:style style:name="T15" style:family="text">
      <style:text-properties officeooo:rsid="003edecf"/>
    </style:style>
    <style:style style:name="T16" style:family="text">
      <style:text-properties style:font-name="Hack" fo:font-size="10pt" style:font-size-asian="10pt" style:font-size-complex="10pt"/>
    </style:style>
    <style:style style:name="T17" style:family="text">
      <style:text-properties officeooo:rsid="001fef92"/>
    </style:style>
    <style:style style:name="T18" style:family="text">
      <style:text-properties officeooo:rsid="0050292b"/>
    </style:style>
    <style:style style:name="T19" style:family="text">
      <style:text-properties officeooo:rsid="005070e5"/>
    </style:style>
    <style:style style:name="T20" style:family="text">
      <style:text-properties style:font-name="Hack" fo:font-size="10pt" style:font-size-asian="10pt" style:font-size-complex="10pt"/>
    </style:style>
    <style:style style:name="T21" style:family="text">
      <style:text-properties officeooo:rsid="000bdfe7"/>
    </style:style>
    <style:style style:name="T22" style:family="text">
      <style:text-properties officeooo:rsid="0051605f"/>
    </style:style>
    <style:style style:name="T23" style:family="text">
      <style:text-properties officeooo:rsid="00522bce"/>
    </style:style>
    <style:style style:name="T24" style:family="text">
      <style:text-properties officeooo:rsid="000e689c"/>
    </style:style>
    <style:style style:name="T25" style:family="text">
      <style:text-properties officeooo:rsid="000cf34f"/>
    </style:style>
    <style:style style:name="T26" style:family="text">
      <style:text-properties officeooo:rsid="0053deb1"/>
    </style:style>
    <style:style style:name="T27" style:family="text">
      <style:text-properties officeooo:rsid="0035178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libosdp-conformance guide</text:p>
      <text:p text:style-name="Text_20_body"/>
      <text:p text:style-name="P57">Note: interim document, contains merges from previous documents. <text:s/>Might be transiently incoherent.</text:p>
      <text:p text:style-name="P5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4"><text:a xlink:type="simple" xlink:href="#__RefHeading___Toc7128_1715687190" text:style-name="Index_20_Link" text:visited-style-name="Index_20_Link">Use<text:tab/>4</text:a></text:p>
          <text:p text:style-name="P83"><text:a xlink:type="simple" xlink:href="#__RefHeading___Toc7479_1615177700" text:style-name="Index_20_Link" text:visited-style-name="Index_20_Link">Operation<text:tab/>4</text:a></text:p>
          <text:p text:style-name="P81"><text:a xlink:type="simple" xlink:href="#__RefHeading___Toc7112_1715687190" text:style-name="Index_20_Link" text:visited-style-name="Index_20_Link">settings and saved configuration<text:tab/>4</text:a></text:p>
          <text:p text:style-name="P83"><text:a xlink:type="simple" xlink:href="#__RefHeading___Toc5436_1615177700" text:style-name="Index_20_Link" text:visited-style-name="Index_20_Link">Logs and Traces<text:tab/>4</text:a></text:p>
          <text:p text:style-name="P83"><text:a xlink:type="simple" xlink:href="#__RefHeading___Toc7114_1715687190" text:style-name="Index_20_Link" text:visited-style-name="Index_20_Link">Settings<text:tab/>5</text:a></text:p>
          <text:p text:style-name="P81"><text:a xlink:type="simple" xlink:href="#__RefHeading___Toc18424_1863743381" text:style-name="Index_20_Link" text:visited-style-name="Index_20_Link">Start-up Settings<text:tab/>5</text:a></text:p>
          <text:p text:style-name="P81"><text:a xlink:type="simple" xlink:href="#__RefHeading___Toc18426_1863743381" text:style-name="Index_20_Link" text:visited-style-name="Index_20_Link">Saved Settings<text:tab/>5</text:a></text:p>
          <text:p text:style-name="P83"><text:a xlink:type="simple" xlink:href="#__RefHeading___Toc18428_1863743381" text:style-name="Index_20_Link" text:visited-style-name="Index_20_Link">Commands<text:tab/>5</text:a></text:p>
          <text:p text:style-name="P81"><text:a xlink:type="simple" xlink:href="#__RefHeading___Toc16620_1715687190" text:style-name="Index_20_Link" text:visited-style-name="Index_20_Link">acurxsize<text:tab/>5</text:a></text:p>
          <text:p text:style-name="P81"><text:a xlink:type="simple" xlink:href="#__RefHeading___Toc16622_1715687190" text:style-name="Index_20_Link" text:visited-style-name="Index_20_Link">bio_read<text:tab/>5</text:a></text:p>
          <text:p text:style-name="P81"><text:a xlink:type="simple" xlink:href="#__RefHeading___Toc16624_1715687190" text:style-name="Index_20_Link" text:visited-style-name="Index_20_Link">busy<text:tab/>5</text:a></text:p>
          <text:p text:style-name="P81"><text:a xlink:type="simple" xlink:href="#__RefHeading___Toc16626_1715687190" text:style-name="Index_20_Link" text:visited-style-name="Index_20_Link">buzz<text:tab/>5</text:a></text:p>
          <text:p text:style-name="P81"><text:a xlink:type="simple" xlink:href="#__RefHeading___Toc16628_1715687190" text:style-name="Index_20_Link" text:visited-style-name="Index_20_Link">capabilities<text:tab/>5</text:a></text:p>
          <text:p text:style-name="P81"><text:a xlink:type="simple" xlink:href="#__RefHeading___Toc16630_1715687190" text:style-name="Index_20_Link" text:visited-style-name="Index_20_Link">comset<text:tab/>5</text:a></text:p>
          <text:p text:style-name="P81"><text:a xlink:type="simple" xlink:href="#__RefHeading___Toc16632_1715687190" text:style-name="Index_20_Link" text:visited-style-name="Index_20_Link">conform_x_x_x<text:tab/>5</text:a></text:p>
          <text:p text:style-name="P81"><text:a xlink:type="simple" xlink:href="#__RefHeading___Toc16634_1715687190" text:style-name="Index_20_Link" text:visited-style-name="Index_20_Link">dump_status<text:tab/>6</text:a></text:p>
          <text:p text:style-name="P81"><text:a xlink:type="simple" xlink:href="#__RefHeading___Toc16636_1715687190" text:style-name="Index_20_Link" text:visited-style-name="Index_20_Link">factory-default<text:tab/>6</text:a></text:p>
          <text:p text:style-name="P81"><text:a xlink:type="simple" xlink:href="#__RefHeading___Toc16638_1715687190" text:style-name="Index_20_Link" text:visited-style-name="Index_20_Link">genauth<text:tab/>6</text:a></text:p>
          <text:p text:style-name="P81"><text:a xlink:type="simple" xlink:href="#__RefHeading___Toc16640_1715687190" text:style-name="Index_20_Link" text:visited-style-name="Index_20_Link">identify<text:tab/>6</text:a></text:p>
          <text:p text:style-name="P81"><text:a xlink:type="simple" xlink:href="#__RefHeading___Toc16642_1715687190" text:style-name="Index_20_Link" text:visited-style-name="Index_20_Link">induce-NAK<text:tab/>6</text:a></text:p>
          <text:p text:style-name="P81"><text:a xlink:type="simple" xlink:href="#__RefHeading___Toc18624_1863743381" text:style-name="Index_20_Link" text:visited-style-name="Index_20_Link">Command initiate-secure-channel<text:tab/>6</text:a></text:p>
          <text:p text:style-name="P81"><text:a xlink:type="simple" xlink:href="#__RefHeading___Toc16646_1715687190" text:style-name="Index_20_Link" text:visited-style-name="Index_20_Link">input_status<text:tab/>7</text:a></text:p>
          <text:p text:style-name="P81"><text:a xlink:type="simple" xlink:href="#__RefHeading___Toc16648_1715687190" text:style-name="Index_20_Link" text:visited-style-name="Index_20_Link">keep-active<text:tab/>7</text:a></text:p>
          <text:p text:style-name="P81"><text:a xlink:type="simple" xlink:href="#__RefHeading___Toc16650_1715687190" text:style-name="Index_20_Link" text:visited-style-name="Index_20_Link">keypad<text:tab/>7</text:a></text:p>
          <text:p text:style-name="P81"><text:a xlink:type="simple" xlink:href="#__RefHeading___Toc16652_1715687190" text:style-name="Index_20_Link" text:visited-style-name="Index_20_Link">keyset<text:tab/>7</text:a></text:p>
          <text:p text:style-name="P81"><text:a xlink:type="simple" xlink:href="#__RefHeading___Toc16654_1715687190" text:style-name="Index_20_Link" text:visited-style-name="Index_20_Link">led<text:tab/>7</text:a></text:p>
          <text:p text:style-name="P81"><text:a xlink:type="simple" xlink:href="#__RefHeading___Toc16656_1715687190" text:style-name="Index_20_Link" text:visited-style-name="Index_20_Link">local_status<text:tab/>7</text:a></text:p>
          <text:p text:style-name="P81"><text:a xlink:type="simple" xlink:href="#__RefHeading___Toc16658_1715687190" text:style-name="Index_20_Link" text:visited-style-name="Index_20_Link">mfg<text:tab/>7</text:a></text:p>
          <text:p text:style-name="P81"><text:a xlink:type="simple" xlink:href="#__RefHeading___Toc16660_1715687190" text:style-name="Index_20_Link" text:visited-style-name="Index_20_Link">operator_confirm<text:tab/>8</text:a></text:p>
          <text:p text:style-name="P81"><text:a xlink:type="simple" xlink:href="#__RefHeading___Toc16662_1715687190" text:style-name="Index_20_Link" text:visited-style-name="Index_20_Link">output<text:tab/>8</text:a></text:p>
          <text:p text:style-name="P81"><text:a xlink:type="simple" xlink:href="#__RefHeading___Toc16664_1715687190" text:style-name="Index_20_Link" text:visited-style-name="Index_20_Link">output_status<text:tab/>8</text:a></text:p>
          <text:p text:style-name="P81"><text:a xlink:type="simple" xlink:href="#__RefHeading___Toc16666_1715687190" text:style-name="Index_20_Link" text:visited-style-name="Index_20_Link">polling<text:tab/>8</text:a></text:p>
          <text:p text:style-name="P81"><text:a xlink:type="simple" xlink:href="#__RefHeading___Toc16668_1715687190" text:style-name="Index_20_Link" text:visited-style-name="Index_20_Link">present_card<text:tab/>8</text:a></text:p>
          <text:p text:style-name="P81"><text:a xlink:type="simple" xlink:href="#__RefHeading___Toc16670_1715687190" text:style-name="Index_20_Link" text:visited-style-name="Index_20_Link">reader_status<text:tab/>8</text:a></text:p>
          <text:p text:style-name="P81"><text:a xlink:type="simple" xlink:href="#__RefHeading___Toc16672_1715687190" text:style-name="Index_20_Link" text:visited-style-name="Index_20_Link">reset<text:tab/>8</text:a></text:p>
          <text:p text:style-name="P81"><text:a xlink:type="simple" xlink:href="#__RefHeading___Toc16608_1715687190" text:style-name="Index_20_Link" text:visited-style-name="Index_20_Link">reset_power<text:tab/>8</text:a></text:p>
          <text:p text:style-name="P81"><text:a xlink:type="simple" xlink:href="#__RefHeading___Toc16610_1715687190" text:style-name="Index_20_Link" text:visited-style-name="Index_20_Link">send_poll<text:tab/>9</text:a></text:p>
          <text:p text:style-name="P81"><text:a xlink:type="simple" xlink:href="#__RefHeading___Toc16612_1715687190" text:style-name="Index_20_Link" text:visited-style-name="Index_20_Link">stop<text:tab/>9</text:a></text:p>
          <text:p text:style-name="P81"><text:a xlink:type="simple" xlink:href="#__RefHeading___Toc16614_1715687190" text:style-name="Index_20_Link" text:visited-style-name="Index_20_Link">tamper<text:tab/>9</text:a></text:p>
          <text:p text:style-name="P81"><text:a xlink:type="simple" xlink:href="#__RefHeading___Toc16616_1715687190" text:style-name="Index_20_Link" text:visited-style-name="Index_20_Link">text<text:tab/>9</text:a></text:p>
          <text:p text:style-name="P81"><text:a xlink:type="simple" xlink:href="#__RefHeading___Toc782_1597607462" text:style-name="Index_20_Link" text:visited-style-name="Index_20_Link">trace<text:tab/>9</text:a></text:p>
          <text:p text:style-name="P81"><text:a xlink:type="simple" xlink:href="#__RefHeading___Toc16600_1715687190" text:style-name="Index_20_Link" text:visited-style-name="Index_20_Link">transfer<text:tab/>9</text:a></text:p>
          <text:p text:style-name="P81"><text:a xlink:type="simple" xlink:href="#__RefHeading___Toc16602_1715687190" text:style-name="Index_20_Link" text:visited-style-name="Index_20_Link">verbosity<text:tab/>9</text:a></text:p>
          <text:p text:style-name="P81"><text:a xlink:type="simple" xlink:href="#__RefHeading___Toc18626_1863743381" text:style-name="Index_20_Link" text:visited-style-name="Index_20_Link">Command xwrite<text:tab/>9</text:a></text:p>
          <text:p text:style-name="P81"><text:soft-page-break/><text:a xlink:type="simple" xlink:href="#__RefHeading___Toc18628_1863743381" text:style-name="Index_20_Link" text:visited-style-name="Index_20_Link">Command TEMPLATE<text:tab/>9</text:a></text:p>
          <text:p text:style-name="P83"><text:a xlink:type="simple" xlink:href="#__RefHeading___Toc7130_1715687190" text:style-name="Index_20_Link" text:visited-style-name="Index_20_Link">Tools<text:tab/>11</text:a></text:p>
          <text:p text:style-name="P81"><text:a xlink:type="simple" xlink:href="#__RefHeading___Toc7132_1715687190" text:style-name="Index_20_Link" text:visited-style-name="Index_20_Link">Packet Dump<text:tab/>11</text:a></text:p>
          <text:p text:style-name="P84"><text:a xlink:type="simple" xlink:href="#__RefHeading___Toc7120_1715687190" text:style-name="Index_20_Link" text:visited-style-name="Index_20_Link">Installation<text:tab/>11</text:a></text:p>
          <text:p text:style-name="P83"><text:a xlink:type="simple" xlink:href="#__RefHeading___Toc784_1597607462" text:style-name="Index_20_Link" text:visited-style-name="Index_20_Link">Building and Installing<text:tab/>11</text:a></text:p>
          <text:p text:style-name="P81"><text:a xlink:type="simple" xlink:href="#__RefHeading___Toc7122_1715687190" text:style-name="Index_20_Link" text:visited-style-name="Index_20_Link">Installing on Devuan<text:tab/>11</text:a></text:p>
          <text:p text:style-name="P81"><text:a xlink:type="simple" xlink:href="#__RefHeading___Toc7481_1615177700" text:style-name="Index_20_Link" text:visited-style-name="Index_20_Link">Integration with Linux<text:tab/>11</text:a></text:p>
          <text:p text:style-name="P83"><text:a xlink:type="simple" xlink:href="#__RefHeading___Toc7483_1615177700" text:style-name="Index_20_Link" text:visited-style-name="Index_20_Link">Build<text:tab/>12</text:a></text:p>
          <text:p text:style-name="P81"><text:a xlink:type="simple" xlink:href="#__RefHeading___Toc7485_1615177700" text:style-name="Index_20_Link" text:visited-style-name="Index_20_Link">First set up directories for build...<text:tab/>12</text:a></text:p>
          <text:p text:style-name="P81"><text:a xlink:type="simple" xlink:href="#__RefHeading___Toc7487_1615177700" text:style-name="Index_20_Link" text:visited-style-name="Index_20_Link">(to build AES code needed for libosdp-conformance)<text:tab/>12</text:a></text:p>
          <text:p text:style-name="P81"><text:a xlink:type="simple" xlink:href="#__RefHeading___Toc7489_1615177700" text:style-name="Index_20_Link" text:visited-style-name="Index_20_Link">(to build libosdp-conformance)<text:tab/>12</text:a></text:p>
          <text:p text:style-name="P81"><text:a xlink:type="simple" xlink:href="#__RefHeading___Toc7491_1615177700" text:style-name="Index_20_Link" text:visited-style-name="Index_20_Link">Installation:<text:tab/>12</text:a></text:p>
          <text:p text:style-name="P84"><text:a xlink:type="simple" xlink:href="#__RefHeading___Toc7124_1715687190" text:style-name="Index_20_Link" text:visited-style-name="Index_20_Link">Internals<text:tab/>13</text:a></text:p>
          <text:p text:style-name="P84"><text:a xlink:type="simple" xlink:href="#__RefHeading___Toc5438_1615177700" text:style-name="Index_20_Link" text:visited-style-name="Index_20_Link">Appendix<text:tab/>14</text:a></text:p>
          <text:p text:style-name="P83"><text:a xlink:type="simple" xlink:href="#__RefHeading___Toc5444_1615177700" text:style-name="Index_20_Link" text:visited-style-name="Index_20_Link">Standards Conformance<text:tab/>14</text:a></text:p>
          <text:p text:style-name="P81"><text:a xlink:type="simple" xlink:href="#__RefHeading___Toc7116_1715687190" text:style-name="Index_20_Link" text:visited-style-name="Index_20_Link">iec migration<text:tab/>14</text:a></text:p>
          <text:p text:style-name="P83"><text:a xlink:type="simple" xlink:href="#__RefHeading___Toc5440_1615177700" text:style-name="Index_20_Link" text:visited-style-name="Index_20_Link">OSDP Capture Format - OSDPCAP<text:tab/>15</text:a></text:p>
          <text:p text:style-name="P81"><text:a xlink:type="simple" xlink:href="#__RefHeading___Toc17249_1863743381" text:style-name="Index_20_Link" text:visited-style-name="Index_20_Link">Fields<text:tab/>15</text:a></text:p>
          <text:p text:style-name="P81"><text:a xlink:type="simple" xlink:href="#__RefHeading___Toc17251_1863743381" text:style-name="Index_20_Link" text:visited-style-name="Index_20_Link">Example<text:tab/>15</text:a></text:p>
          <text:p text:style-name="P84"><text:a xlink:type="simple" xlink:href="#__RefHeading___Toc16606_1715687190" text:style-name="Index_20_Link" text:visited-style-name="Index_20_Link">punchlist<text:tab/>16</text:a></text:p>
        </text:index-body>
      </text:table-of-content>
      <text:p text:style-name="P1"/>
      <text:p text:style-name="P3"/>
      <text:h text:style-name="P82" text:outline-level="1"><text:bookmark-start text:name="__RefHeading___Toc7128_1715687190"/>Use<text:bookmark-end text:name="__RefHeading___Toc7128_1715687190"/></text:h>
      <text:h text:style-name="Heading_20_2" text:outline-level="2"><text:bookmark-start text:name="__RefHeading___Toc7479_1615177700"/>Operation<text:bookmark-end text:name="__RefHeading___Toc7479_1615177700"/></text:h>
      <text:p text:style-name="Standard">Build the linux source. <text:s/>From your web browser access open-osdp-CP.html. <text:s/>“start” the program. <text:s/>From an ssh console tail /opt/osdp-conformance/run/CP/stderr to confirm it started. <text:s/>The log is in /opt/osdp-conformance/run/CP/open-osdp.log. <text:s/></text:p>
      <text:p text:style-name="Standard"/>
      <text:p text:style-name="Standard">You can do all of this from the command line if you want. <text:s/>Note since it access the serial port it needs to be run as root (typically with sudo.)</text:p>
      <text:p text:style-name="P2"/>
      <text:h text:style-name="Heading_20_3" text:outline-level="3"><text:bookmark-start text:name="__RefHeading___Toc7112_1715687190"/>settings and saved configuration<text:bookmark-end text:name="__RefHeading___Toc7112_1715687190"/></text:h>
      <text:p text:style-name="Standard"><text:span text:style-name="T19">T</text:span>he file open-osdp-params.json contains the start-up configuration parameters. <text:s/><text:span text:style-name="T19">T</text:span>he file osdp-saved-parameters.json contains parameters saved by the software during ongoing operation.<text:span text:style-name="T19"> <text:s/>By default open-osdp-params.json is read from the current directory at startup time. <text:s/>It can also be specified on the command line (first and only argument.)</text:span></text:p>
      <text:p text:style-name="P89"/>
      <text:p text:style-name="Standard">osdp-saved-parameters.json is written/read in the current working directory. <text:s/>It is used to load a specified secure channel key. <text:s/>(yes it should save/restore speed and address that's on the to-do list.)</text:p>
      <text:p text:style-name="Standard"/>
      <text:h text:style-name="Heading_20_2" text:outline-level="2"><text:bookmark-start text:name="__RefHeading___Toc5436_1615177700"/>Logs and Traces<text:bookmark-end text:name="__RefHeading___Toc5436_1615177700"/></text:h>
      <text:p text:style-name="P39">A log is created fresh each time the program is started. <text:s/>The filename is osdp.log, it is created in the directory where the program is started.</text:p>
      <text:p text:style-name="P39"/>
      <text:p text:style-name="P39">A trace can be created. <text:s/>The trace command toggles tracing on and off. <text:s/>The trace is written to the file current.osdpcap in the directory where the program is started. <text:s/>See the appendix for a description of the trace file format.</text:p>
      <text:h text:style-name="P88" text:outline-level="2"><text:bookmark-start text:name="__RefHeading___Toc7114_1715687190"/><text:span text:style-name="T19">Settings</text:span><text:bookmark-end text:name="__RefHeading___Toc7114_1715687190"/></text:h>
      <text:h text:style-name="Heading_20_3" text:outline-level="3"><text:bookmark-start text:name="__RefHeading___Toc18424_1863743381"/>Start-up Settings<text:bookmark-end text:name="__RefHeading___Toc18424_1863743381"/></text:h>
      <text:h text:style-name="Heading_20_3" text:outline-level="3"><text:bookmark-start text:name="__RefHeading___Toc18426_1863743381"/>Saved Settings<text:bookmark-end text:name="__RefHeading___Toc18426_1863743381"/></text:h>
      <text:p text:style-name="Standard">saved settings are in osdp-saved-parameters.json. <text:s/>It is read at start-up. <text:s/>It is updated by ongoing operation (osdp_KEYSET writes to it.)</text:p>
      <text:p text:style-name="Standard"/>
      <text:p text:style-name="P89">parameters in osdp-saved-parameters.json:</text:p>
      <text:p text:style-name="P89"><text:span text:style-name="T16">key</text:span> - value is a 16 byte AES key in hex e.g. "<text:span text:style-name="T16">aabbccdd11223344eeff001199887766"</text:span></text:p>
      <text:h text:style-name="P86" text:outline-level="2"><text:bookmark-start text:name="__RefHeading___Toc18428_1863743381"/><text:span text:style-name="T19">C</text:span>ommands<text:bookmark-end text:name="__RefHeading___Toc18428_1863743381"/></text:h>
      <text:p text:style-name="Standard">These are the values allowed for the “command” field in a command json file.<text:span text:style-name="T13"> <text:s/>Some commands take sub-options (some are mandatory, some are optional.)</text:span></text:p>
      <text:h text:style-name="Heading_20_3" text:outline-level="3"><text:bookmark-start text:name="__RefHeading___Toc16620_1715687190"/>acurxsize<text:bookmark-end text:name="__RefHeading___Toc16620_1715687190"/></text:h>
      <text:p text:style-name="Standard">[ACU]</text:p>
      <text:p text:style-name="Standard">Sends osdp_ACURXSIZE to PD, using value from the code (approx 1k.)</text:p>
      <text:h text:style-name="Heading_20_3" text:outline-level="3"><text:bookmark-start text:name="__RefHeading___Toc16622_1715687190"/>bio_read<text:bookmark-end text:name="__RefHeading___Toc16622_1715687190"/></text:h>
      <text:h text:style-name="Heading_20_3" text:outline-level="3"><text:bookmark-start text:name="__RefHeading___Toc16624_1715687190"/>busy<text:bookmark-end text:name="__RefHeading___Toc16624_1715687190"/></text:h>
      <text:p text:style-name="P36">busy</text:p>
      <text:p text:style-name="P36">Causes the PD to respond with BUSY to next incoming command.</text:p>
      <text:h text:style-name="Heading_20_3" text:outline-level="3"><text:bookmark-start text:name="__RefHeading___Toc16626_1715687190"/>buzz<text:bookmark-end text:name="__RefHeading___Toc16626_1715687190"/></text:h>
      <text:p text:style-name="Standard">[ACU]</text:p>
      <text:p text:style-name="P34">buzz<text:span text:style-name="T15"> [off_time=xx] [on_time=xx] [repeat=xx]</text:span></text:p>
      <text:p text:style-name="P35">default</text:p>
      <text:p text:style-name="P35">15 15 3</text:p>
      <text:h text:style-name="Heading_20_3" text:outline-level="3"><text:bookmark-start text:name="__RefHeading___Toc16628_1715687190"/>capabilities<text:bookmark-end text:name="__RefHeading___Toc16628_1715687190"/></text:h>
      <text:p text:style-name="P34">[ACU]</text:p>
      <text:p text:style-name="P34">capabilities - sends an osdp_CAP to the PD.</text:p>
      <text:h text:style-name="Heading_20_3" text:outline-level="3"><text:bookmark-start text:name="__RefHeading___Toc16630_1715687190"/>comset<text:bookmark-end text:name="__RefHeading___Toc16630_1715687190"/></text:h>
      <text:p text:style-name="Standard">[ACU]</text:p>
      <text:p text:style-name="P32">comset [new_address=xx] [new_speed=xxx]</text:p>
      <text:p text:style-name="P32">Sends a command to request to set the speed and address of the PD. <text:s/>New_address must be 00-7E (hex.) <text:s/>new_speed must be a valid sped (9600,115200,etc.)</text:p>
      <text:h text:style-name="Heading_20_3" text:outline-level="3"><text:bookmark-start text:name="__RefHeading___Toc16632_1715687190"/>conform_x_x_x<text:bookmark-end text:name="__RefHeading___Toc16632_1715687190"/></text:h>
      <text:p text:style-name="P55">[ACU PD]</text:p>
      <text:p text:style-name="Standard">These are used to induce various conditions for conformance testing. <text:s/>The numbering comes from the <text:soft-page-break/>old profile documents section headings.</text:p>
      <text:p text:style-name="Standard"/>
      <text:p text:style-name="P7">conform_2_2_1</text:p>
      <text:p text:style-name="P7">conform_2_2_2</text:p>
      <text:p text:style-name="P7">conform_2_2_3</text:p>
      <text:p text:style-name="P7">conform_2_2_4</text:p>
      <text:p text:style-name="P7">conform_2_6_1</text:p>
      <text:p text:style-name="P7">conform_2_11_3</text:p>
      <text:p text:style-name="P7">conform_2_14_3</text:p>
      <text:p text:style-name="P7">conform_3_14_2</text:p>
      <text:p text:style-name="P7">conform_3_20_1</text:p>
      <text:h text:style-name="Heading_20_3" text:outline-level="3"><text:bookmark-start text:name="__RefHeading___Toc16634_1715687190"/>dump_status<text:bookmark-end text:name="__RefHeading___Toc16634_1715687190"/></text:h>
      <text:h text:style-name="Heading_20_3" text:outline-level="3"><text:bookmark-start text:name="__RefHeading___Toc16636_1715687190"/>factory-default<text:bookmark-end text:name="__RefHeading___Toc16636_1715687190"/></text:h>
      <text:p text:style-name="P31">[ACU PD]</text:p>
      <text:p text:style-name="P31">factory-default</text:p>
      <text:p text:style-name="P31">removes saved parameters settings (i.e. the preshared key.)</text:p>
      <text:h text:style-name="Heading_20_3" text:outline-level="3"><text:bookmark-start text:name="__RefHeading___Toc16638_1715687190"/>genauth<text:bookmark-end text:name="__RefHeading___Toc16638_1715687190"/></text:h>
      <text:p text:style-name="P31">[ACU]</text:p>
      <text:p text:style-name="P29">genauth<text:span text:style-name="T14"> [template=&lt;witness | challenge&gt;] [algoref=&lt;algo&gt;] [payload=zzz]</text:span></text:p>
      <text:p text:style-name="P28"/>
      <text:p text:style-name="P30">Template is the challenge operation type (witness crypto or challenge cryto)</text:p>
      <text:p text:style-name="P30">algoref is the algorithm used.</text:p>
      <text:p text:style-name="P30">payload is the value to be sent as the input payload.</text:p>
      <text:p text:style-name="P28"/>
      <text:p text:style-name="P30">&lt;algo&gt; must be the character strings 07 or 11 or 14 (rsa, ECC P-256, <text:s/>ECC P-384)</text:p>
      <text:h text:style-name="Heading_20_3" text:outline-level="3"><text:bookmark-start text:name="__RefHeading___Toc16640_1715687190"/>identify<text:bookmark-end text:name="__RefHeading___Toc16640_1715687190"/></text:h>
      <text:p text:style-name="P28">[ACU]</text:p>
      <text:p text:style-name="P28">identify - sends an osdp_ID to the PD.</text:p>
      <text:h text:style-name="Heading_20_3" text:outline-level="3"><text:bookmark-start text:name="__RefHeading___Toc16642_1715687190"/>induce-NAK<text:bookmark-end text:name="__RefHeading___Toc16642_1715687190"/></text:h>
      <text:p text:style-name="Standard">[PD]</text:p>
      <text:p text:style-name="P80"><text:span text:style-name="T27">induce-NAK - causes the PD to NAK the next incoming message.</text:span></text:p>
      <text:h text:style-name="P97" text:outline-level="3"><text:bookmark-start text:name="__RefHeading___Toc18624_1863743381"/><text:span text:style-name="T26">C</text:span>ommand <text:span text:style-name="T21">initiate-secure-channel</text:span><text:bookmark-end text:name="__RefHeading___Toc18624_1863743381"/></text:h>
      <text:p text:style-name="P90">[ACU]</text:p>
      <text:p text:style-name="P79">This command initates a secure channel session in the ACU.<text:span text:style-name="T26"> <text:s/>Initiate a secure channel session by sending an osdp_CHLNG. <text:s/>Key slot specifies the key to use, 0=SCBK-D, 1=the preshared key.</text:span></text:p>
      <text:p text:style-name="P72"/>
      <text:p text:style-name="P75">options:</text:p>
      <text:p text:style-name="P75"><text:tab/><text:span text:style-name="T21">"key-slot" </text:span>- “<text:span text:style-name="T24">0" (for default - SCBK-D) or "1" (for specified key)</text:span></text:p>
      <text:p text:style-name="P78"/>
      <text:p text:style-name="P78">example:</text:p>
      <text:p text:style-name="P70"><text:tab/>{</text:p>
      <text:p text:style-name="P70"><text:tab/> <text:s/>“command” : “<text:span text:style-name="T25">initiate-secure-channel</text:span>”,</text:p>
      <text:p text:style-name="P70"><text:soft-page-break/><text:tab/> <text:s/>“<text:span text:style-name="T25">key-slot</text:span>” : “1”,</text:p>
      <text:p text:style-name="P70"><text:tab/> <text:s/>“#” : “_end”</text:p>
      <text:p text:style-name="P67"><text:tab/>}</text:p>
      <text:h text:style-name="Heading_20_3" text:outline-level="3"><text:bookmark-start text:name="__RefHeading___Toc16646_1715687190"/>input_status<text:bookmark-end text:name="__RefHeading___Toc16646_1715687190"/></text:h>
      <text:p text:style-name="Standard">[ACU]</text:p>
      <text:p text:style-name="P25">local_status<text:span text:style-name="T11"> - send osdp_LSTAT request.</text:span></text:p>
      <text:h text:style-name="Heading_20_3" text:outline-level="3"><text:bookmark-start text:name="__RefHeading___Toc16648_1715687190"/>keep-active<text:bookmark-end text:name="__RefHeading___Toc16648_1715687190"/></text:h>
      <text:p text:style-name="Standard">keep-active [milliseconds=xx]</text:p>
      <text:p text:style-name="Standard">Sends osdp_KEEPACTIVE. <text:s/>Default value is 7000 (7 milliseconds.)</text:p>
      <text:h text:style-name="Heading_20_3" text:outline-level="3"><text:bookmark-start text:name="__RefHeading___Toc16650_1715687190"/>keypad<text:bookmark-end text:name="__RefHeading___Toc16650_1715687190"/></text:h>
      <text:p text:style-name="Standard">keypad [digits=zzz]</text:p>
      <text:p text:style-name="Standard">Sends a key input or the (1-9) digits specified. <text:s/>Value for the digits option is 1-9 OSDP keypad values (0-9,*,#)</text:p>
      <text:h text:style-name="Heading_20_3" text:outline-level="3"><text:bookmark-start text:name="__RefHeading___Toc16652_1715687190"/>keyset<text:bookmark-end text:name="__RefHeading___Toc16652_1715687190"/></text:h>
      <text:p text:style-name="Standard">[ACU]</text:p>
      <text:p text:style-name="P26">keyset [psk-hex=zzzz]</text:p>
      <text:p text:style-name="P26">sends an osdp_KEYSET. <text:s/>Default is to send the key specified in the settings. <text:s/>the psk-hex option provides a hex value for the key. <text:s/>Key must be 16 octets (so 32 hexits.)</text:p>
      <text:h text:style-name="Heading_20_3" text:outline-level="3"><text:bookmark-start text:name="__RefHeading___Toc16654_1715687190"/>led<text:bookmark-end text:name="__RefHeading___Toc16654_1715687190"/></text:h>
      <text:p text:style-name="Standard">[ACU]</text:p>
      <text:p text:style-name="P22">led <text:span text:style-name="T12">[led-number=x] [perm-control=x] [perm-off-time=x] [perm-off-color=x] [perm-on-time=x] [perm-on-color=x] [temp-off-color=x] [temp-off=x] [temp-on-color=x] [temp-timer=x] [temp-control=x]</text:span></text:p>
      <text:p text:style-name="P22"/>
      <text:p text:style-name="P23">default</text:p>
      <text:p text:style-name="P23"><text:tab/>LED 0</text:p>
      <text:p text:style-name="P23"><text:tab/>control=set</text:p>
      <text:p text:style-name="P23"><text:tab/>off-time=0</text:p>
      <text:p text:style-name="P24"><text:tab/>off-color black</text:p>
      <text:p text:style-name="P24"><text:tab/>on-color green</text:p>
      <text:p text:style-name="P24"><text:tab/>on timer 30</text:p>
      <text:p text:style-name="P24"><text:tab/>reader 0</text:p>
      <text:p text:style-name="P24"><text:tab/>temp - no operation</text:p>
      <text:h text:style-name="Heading_20_3" text:outline-level="3"><text:bookmark-start text:name="__RefHeading___Toc16656_1715687190"/>local_status<text:bookmark-end text:name="__RefHeading___Toc16656_1715687190"/></text:h>
      <text:p text:style-name="Standard">[ACU]</text:p>
      <text:p text:style-name="P21">local_status<text:span text:style-name="T11"> - send osdp_LSTAT request.</text:span></text:p>
      <text:h text:style-name="Heading_20_3" text:outline-level="3"><text:bookmark-start text:name="__RefHeading___Toc16658_1715687190"/>mfg<text:bookmark-end text:name="__RefHeading___Toc16658_1715687190"/></text:h>
      <text:p text:style-name="P37">[ACU]</text:p>
      <text:p text:style-name="P20">mfg [command-id=xx] [command-specific-data=aaaa] [oui=aabbcc]</text:p>
      <text:p text:style-name="P19"/>
      <text:p text:style-name="P19">command-id is in decimal.</text:p>
      <text:p text:style-name="P19">command-specific-data is the payload.</text:p>
      <text:p text:style-name="P19"><text:soft-page-break/>oui is the organizational unit identifier.</text:p>
      <text:h text:style-name="Heading_20_3" text:outline-level="3"><text:bookmark-start text:name="__RefHeading___Toc16660_1715687190"/>operator_confirm<text:bookmark-end text:name="__RefHeading___Toc16660_1715687190"/></text:h>
      <text:p text:style-name="Standard">[ACU PD]</text:p>
      <text:p text:style-name="P18">operator_confirm<text:span text:style-name="T10"> test=xxx</text:span></text:p>
      <text:p text:style-name="P19">confirms test xxx ran successfully.</text:p>
      <text:h text:style-name="Heading_20_3" text:outline-level="3"><text:bookmark-start text:name="__RefHeading___Toc16662_1715687190"/>output<text:bookmark-end text:name="__RefHeading___Toc16662_1715687190"/></text:h>
      <text:p text:style-name="Standard">[ACU]</text:p>
      <text:p text:style-name="P16">output - outputs via osdp_OUT. <text:s/>The default is output 0, permanent on immediate, forever.</text:p>
      <text:p text:style-name="P16"/>
      <text:p text:style-name="P16">output [output-number=x] [control-code=x] <text:s/>[timer=x]</text:p>
      <text:h text:style-name="Heading_20_3" text:outline-level="3"><text:bookmark-start text:name="__RefHeading___Toc16664_1715687190"/>output_status<text:bookmark-end text:name="__RefHeading___Toc16664_1715687190"/></text:h>
      <text:p text:style-name="Standard">[PD]</text:p>
      <text:p text:style-name="Standard">send osdp_OSTAT to the PD.</text:p>
      <text:h text:style-name="Heading_20_3" text:outline-level="3"><text:bookmark-start text:name="__RefHeading___Toc16666_1715687190"/>polling<text:bookmark-end text:name="__RefHeading___Toc16666_1715687190"/></text:h>
      <text:p text:style-name="P16">[ACU]</text:p>
      <text:p text:style-name="P17">polling<text:span text:style-name="T9"> enables or disables sending poll commands.</text:span></text:p>
      <text:p text:style-name="P15">"polling" toggles the setting.</text:p>
      <text:p text:style-name="P15"/>
      <text:p text:style-name="P15">"polling action=reset" resumes polling and resets the sequence number to 0.</text:p>
      <text:p text:style-name="P15"/>
      <text:p text:style-name="P15">"polling action=resume" just resumes polling.</text:p>
      <text:h text:style-name="Heading_20_3" text:outline-level="3"><text:bookmark-start text:name="__RefHeading___Toc16668_1715687190"/>present_card<text:bookmark-end text:name="__RefHeading___Toc16668_1715687190"/></text:h>
      <text:p text:style-name="P14">[PD]</text:p>
      <text:p text:style-name="P7">present_card<text:span text:style-name="T7"> [raw=xxx] [bits=n] [format=p-data-p]</text:span></text:p>
      <text:p text:style-name="P11">sends an osdp_RAW to the ACU.<text:span text:style-name="T8"> <text:s/></text:span></text:p>
      <text:p text:style-name="P11"/>
      <text:p text:style-name="P14">Options:</text:p>
      <text:list xml:id="list2900629469591920824" text:style-name="L1">
        <text:list-item>
          <text:p text:style-name="P60">"bits" sets the bits in the message to the specified value.</text:p>
        </text:list-item>
      </text:list>
      <text:list xml:id="list5598011370839008939" text:style-name="L2">
        <text:list-item>
          <text:p text:style-name="P61">"format" sets the format to raw, "format=p-data-p" sets the data to P-data-P.</text:p>
        </text:list-item>
        <text:list-item>
          <text:p text:style-name="P61">"raw" sets the card value to the specified hex string. <text:s/>string must contain enough hex bytes to contain the specified number of bits.</text:p>
        </text:list-item>
      </text:list>
      <text:h text:style-name="Heading_20_3" text:outline-level="3"><text:bookmark-start text:name="__RefHeading___Toc16670_1715687190"/>reader_status<text:bookmark-end text:name="__RefHeading___Toc16670_1715687190"/></text:h>
      <text:p text:style-name="Standard">[ACU]</text:p>
      <text:p text:style-name="P10">reader_status - send osdp_RSTAT to PD</text:p>
      <text:h text:style-name="Heading_20_3" text:outline-level="3"><text:bookmark-start text:name="__RefHeading___Toc16672_1715687190"/>reset<text:bookmark-end text:name="__RefHeading___Toc16672_1715687190"/></text:h>
      <text:p text:style-name="Standard">[ACU]</text:p>
      <text:p text:style-name="P7">reset - reset<text:span text:style-name="T6">s</text:span> sequence number<text:span text:style-name="T6"> to 0</text:span></text:p>
      <text:h text:style-name="Heading_20_3" text:outline-level="3"><text:bookmark-start text:name="__RefHeading___Toc16608_1715687190"/>reset_power<text:bookmark-end text:name="__RefHeading___Toc16608_1715687190"/></text:h>
      <text:p text:style-name="Standard">[PD]</text:p>
      <text:p text:style-name="P9"><text:soft-page-break/>reset_power<text:span text:style-name="T5"> - induces a power reset condition (reset after nex time LSTATR is sent.)</text:span></text:p>
      <text:h text:style-name="Heading_20_3" text:outline-level="3"><text:bookmark-start text:name="__RefHeading___Toc16610_1715687190"/>send_poll<text:bookmark-end text:name="__RefHeading___Toc16610_1715687190"/></text:h>
      <text:p text:style-name="Standard">[ACU]</text:p>
      <text:p text:style-name="Standard">send_poll - directs the ACU to send a poll.</text:p>
      <text:h text:style-name="Heading_20_3" text:outline-level="3"><text:bookmark-start text:name="__RefHeading___Toc16612_1715687190"/>stop<text:bookmark-end text:name="__RefHeading___Toc16612_1715687190"/></text:h>
      <text:p text:style-name="P12">[ACU MON PD]</text:p>
      <text:p text:style-name="P13">stop - directs the program to stop.</text:p>
      <text:h text:style-name="Heading_20_3" text:outline-level="3"><text:bookmark-start text:name="__RefHeading___Toc16614_1715687190"/>tamper<text:bookmark-end text:name="__RefHeading___Toc16614_1715687190"/></text:h>
      <text:p text:style-name="P12">[PD]</text:p>
      <text:p text:style-name="P13">tamper<text:span text:style-name="T4"> - induces a tamper condition (reset after next time LSTATR is sent.)</text:span></text:p>
      <text:h text:style-name="P91" text:outline-level="3"><text:bookmark-start text:name="__RefHeading___Toc16616_1715687190"/>text<text:bookmark-end text:name="__RefHeading___Toc16616_1715687190"/></text:h>
      <text:p text:style-name="P12">[ACU]</text:p>
      <text:p text:style-name="P13">text message=zzz sends message in osdp_TEXT.</text:p>
      <text:h text:style-name="Heading_20_3" text:outline-level="3"><text:bookmark-start text:name="__RefHeading___Toc782_1597607462"/>trace<text:bookmark-end text:name="__RefHeading___Toc782_1597607462"/></text:h>
      <text:p text:style-name="P38">[ACU PD MON]</text:p>
      <text:p text:style-name="P38">toggles tracing of OSDP data to ./current.osdpcap.</text:p>
      <text:h text:style-name="Heading_20_3" text:outline-level="3"><text:bookmark-start text:name="__RefHeading___Toc16600_1715687190"/>transfer<text:bookmark-end text:name="__RefHeading___Toc16600_1715687190"/></text:h>
      <text:p text:style-name="P12">[ACU]</text:p>
      <text:p text:style-name="P13">transfer<text:span text:style-name="T4"> [file=fff] - initiates a file transfer. <text:s/>the file zzz is used if no file is specified.</text:span></text:p>
      <text:h text:style-name="Heading_20_3" text:outline-level="3"><text:bookmark-start text:name="__RefHeading___Toc16602_1715687190"/>verbosity<text:bookmark-end text:name="__RefHeading___Toc16602_1715687190"/></text:h>
      <text:p text:style-name="P12">[ACU MON PD]</text:p>
      <text:p text:style-name="P13">verbosity<text:span text:style-name="T3"> [level=x] - set message verbosity. <text:s/>By convention this is 0 (none), 3 (normal), or 9 (debug).</text:span></text:p>
      <text:h text:style-name="P96" text:outline-level="3"><text:bookmark-start text:name="__RefHeading___Toc18626_1863743381"/><text:span text:style-name="T23">C</text:span>ommand xwrite<text:bookmark-end text:name="__RefHeading___Toc18626_1863743381"/></text:h>
      <text:p text:style-name="P64"><text:span text:style-name="T26">[ACU]</text:span></text:p>
      <text:p text:style-name="P64">issues an osdp_XWRITE. <text:s/>The action is get mode, scan, set mode, set zero, or done. <text:s/>an optional apdu hex payload may be provided. <text:s/>Experimental.</text:p>
      <text:p text:style-name="P74">options:</text:p>
      <text:p text:style-name="P63"><text:span text:style-name="T23"><text:tab/></text:span>action : get-mode | scan <text:s/>| set-mode | set-zero | done] [apdu : &lt;hex value&gt;]</text:p>
      <text:p text:style-name="P74"><text:tab/>action - “set-mode” [mode - “1” or “0”]</text:p>
      <text:p text:style-name="P74"/>
      <text:p text:style-name="P77">example:</text:p>
      <text:p text:style-name="P69"><text:tab/>{</text:p>
      <text:p text:style-name="P69"><text:tab/> <text:s/>“command” : “xwrite”,</text:p>
      <text:p text:style-name="P69"><text:tab/> <text:s/>“action” : “set-mode”,</text:p>
      <text:p text:style-name="P69"><text:tab/> <text:s/>“mode” : “1”,</text:p>
      <text:p text:style-name="P69"><text:tab/> <text:s/>“#” : “_end”</text:p>
      <text:p text:style-name="P66"><text:tab/>}</text:p>
      <text:h text:style-name="P95" text:outline-level="3"><text:bookmark-start text:name="__RefHeading___Toc18628_1863743381"/><text:span text:style-name="T22">C</text:span>ommand <text:span text:style-name="T21">TEMPLATE</text:span><text:bookmark-end text:name="__RefHeading___Toc18628_1863743381"/></text:h>
      <text:p text:style-name="P71">Description of TEMPLATE command in libosdp-conformance.</text:p>
      <text:p text:style-name="P71"/>
      <text:p text:style-name="P73"><text:soft-page-break/>options:</text:p>
      <text:p text:style-name="P73"><text:tab/><text:span text:style-name="T21">(optional) "action" </text:span>- “<text:span text:style-name="T21">tbd1</text:span>”</text:p>
      <text:p text:style-name="P71"><text:tab/>command specific value - "tbd2" (value is "0" or "1")</text:p>
      <text:p text:style-name="P76"/>
      <text:p text:style-name="P76">example:</text:p>
      <text:p text:style-name="P68"><text:tab/>{</text:p>
      <text:p text:style-name="P68"><text:tab/> <text:s/>“command” : “<text:span text:style-name="T21">TEMPLATE</text:span>”,</text:p>
      <text:p text:style-name="P68"><text:tab/> <text:s/>“action” : “<text:span text:style-name="T21">tbd1</text:span>”,</text:p>
      <text:p text:style-name="P68"><text:tab/> <text:s/>“<text:span text:style-name="T21">tbd2</text:span>” : “1”,</text:p>
      <text:p text:style-name="P68"><text:tab/> <text:s/>“#” : “_end”</text:p>
      <text:p text:style-name="P65"><text:tab/>}</text:p>
      <text:p text:style-name="P65"/>
      <text:p text:style-name="P38"/>
      <text:p text:style-name="P38"/>
      <text:p text:style-name="Standard"/>
      <text:p text:style-name="P58"/>
      <text:h text:style-name="Heading_20_2" text:outline-level="2"><text:bookmark-start text:name="__RefHeading___Toc7130_1715687190"/>Tools<text:bookmark-end text:name="__RefHeading___Toc7130_1715687190"/></text:h>
      <text:h text:style-name="P92" text:outline-level="3"><text:bookmark-start text:name="__RefHeading___Toc7132_1715687190"/>Packet Dump<text:bookmark-end text:name="__RefHeading___Toc7132_1715687190"/></text:h>
      <text:p text:style-name="Standard">A cgi for packet decode is provided. <text:s/>opt/osdp-conformance/cgi-bin/osdp-decode takes a single field which is a hex string dump (spaces ok.)<text:span text:style-name="T2"> <text:s/>A command line tool (osdp-dump) is also available.</text:span></text:p>
      <text:p text:style-name="Standard"/>
      <text:p text:style-name="P6">A command line tool for calculating secure channel values is provided (osdp-sc-calc.)</text:p>
      <text:h text:style-name="Heading_20_1" text:outline-level="1"><text:bookmark-start text:name="__RefHeading___Toc7120_1715687190"/>Installation<text:bookmark-end text:name="__RefHeading___Toc7120_1715687190"/></text:h>
      <text:h text:style-name="Heading_20_2" text:outline-level="2"><text:bookmark-start text:name="__RefHeading___Toc784_1597607462"/>Building and Installing<text:bookmark-end text:name="__RefHeading___Toc784_1597607462"/></text:h>
      <text:h text:style-name="P93" text:outline-level="3"><text:bookmark-start text:name="__RefHeading___Toc7122_1715687190"/>Installing on Devuan<text:bookmark-end text:name="__RefHeading___Toc7122_1715687190"/></text:h>
      <text:p text:style-name="P5">linux-devuan-samples</text:p>
      <text:p text:style-name="P5">etc/sudoers.d/www-user</text:p>
      <text:h text:style-name="Heading_20_3" text:outline-level="3"><text:bookmark-start text:name="__RefHeading___Toc7481_1615177700"/>Integration with Linux<text:bookmark-end text:name="__RefHeading___Toc7481_1615177700"/></text:h>
      <text:p text:style-name="P40">The programs all run out of /opt/osdp-conformance. <text:s/>There are programs and shell scripts in bin, cgi programs and shell scripts in cgi-bin, and web UI contant in www. <text:s/>In my environment I drop all the cgi-bin files into my normal cgi-bin and all the www files into my web server root and just run with it. <text:s/></text:p>
      <text:p text:style-name="P40"/>
      <text:p text:style-name="P40">This makes the shell scripts and programs run as the apache httpd user. <text:s/>I add a file to /etc/sudoers.d so that “sudo -n” works in the shell scripts. <text:s/>Note this is an un-insulated implementation meant for use in a laboratory.</text:p>
      <text:p text:style-name="P40"/>
      <text:p text:style-name="P40">Sample files are in doc/linux-devuan-samples</text:p>
      <text:p text:style-name="P50">Build Instructions for libosdp-conformance</text:p>
      <text:p text:style-name="P50"/>
      <text:p text:style-name="P50">This assumes you are building in a Debian/Ubuntu/Devuan environment but it </text:p>
      <text:p text:style-name="P50">should look like fairly normal Linux tools.</text:p>
      <text:p text:style-name="P50"/>
      <text:p text:style-name="P43">This uses the AES implementation at <text:a xlink:type="simple" xlink:href="https://github.com/kokke/tiny-AES-c" text:style-name="Internet_20_link" text:visited-style-name="Visited_20_Internet_20_Link">https://github.com/kokke/tiny-AES-c</text:a>. <text:s/>(An arbitrary decision, other AES implementations could be substituted.)</text:p>
      <text:p text:style-name="P50"/>
      <text:p text:style-name="P50">Set-up:</text:p>
      <text:p text:style-name="P50">- performed standard debian update and package set-up</text:p>
      <text:p text:style-name="P50"><text:s text:c="2"/>apt-get update</text:p>
      <text:p text:style-name="P50"><text:s text:c="2"/>apt-get upgrade</text:p>
      <text:p text:style-name="P50"><text:s text:c="2"/>apt-get install build-essential</text:p>
      <text:p text:style-name="P50"><text:s text:c="2"/>apt-get install clang lzip pkg-config libgmp3-dev libgmpxx4ldbl screen</text:p>
      <text:p text:style-name="P50"><text:s text:c="2"/>apt-get install tcpdump gdb apache2 git</text:p>
      <text:p text:style-name="P50"/>
      <text:p text:style-name="P50">- install the dev package for jansson</text:p>
      <text:p text:style-name="P50"/>
      <text:p text:style-name="P50"><text:soft-page-break/>- NOTE the default make file does not build TLS.</text:p>
      <text:p text:style-name="P50"><text:s text:c="2"/>for TLS, install the dev package for libtasn, nettle, and gnutls.</text:p>
      <text:p text:style-name="P50"><text:s text:c="2"/>gnutls' package installer will pull in libtasn and nettle if needed.</text:p>
      <text:p text:style-name="P50"/>
      <text:h text:style-name="P85" text:outline-level="2"><text:bookmark-start text:name="__RefHeading___Toc7483_1615177700"/>Build<text:bookmark-end text:name="__RefHeading___Toc7483_1615177700"/></text:h>
      <text:p text:style-name="P50">assumes you are user "osdp" when you do this, and have "sudo".</text:p>
      <text:p text:style-name="P50">assumes you do this in /opt/osdp-conformance/setup/libosdp-conformance.</text:p>
      <text:h text:style-name="Heading_20_3" text:outline-level="3"><text:bookmark-start text:name="__RefHeading___Toc7485_1615177700"/>First set up directories for build...<text:bookmark-end text:name="__RefHeading___Toc7485_1615177700"/></text:h>
      <text:p text:style-name="P50"/>
      <text:p text:style-name="P45"><text:s text:c="2"/>sudo mkdir -p /opt/osdp-conformance/setup</text:p>
      <text:p text:style-name="P45"><text:s text:c="2"/>sudo chown -R osdp:osdp /opt/osdp-conformance</text:p>
      <text:p text:style-name="P50"/>
      <text:p text:style-name="P43">Then get and build AES...</text:p>
      <text:p text:style-name="P43"/>
      <text:h text:style-name="Heading_20_3" text:outline-level="3"><text:bookmark-start text:name="__RefHeading___Toc7487_1615177700"/>(to build AES code needed for libosdp-conformance)<text:bookmark-end text:name="__RefHeading___Toc7487_1615177700"/></text:h>
      <text:p text:style-name="P43"/>
      <text:p text:style-name="P44"><text:s text:c="2"/>cd /opt/osdp-conformance/setup</text:p>
      <text:p text:style-name="P43"><text:span text:style-name="T16"><text:s text:c="2"/>git clone </text:span><text:a xlink:type="simple" xlink:href="https://github.com/kokke/tiny-AES-c" text:style-name="Internet_20_link" text:visited-style-name="Visited_20_Internet_20_Link"><text:span text:style-name="T16">https://github.com/kokke/tiny-AES-c</text:span></text:a></text:p>
      <text:p text:style-name="P44"><text:s text:c="2"/>cd tiny-AES-c</text:p>
      <text:p text:style-name="P44"><text:s text:c="2"/>make</text:p>
      <text:p text:style-name="P44"><text:s text:c="2"/>sudo mkdir -p /opt/osdp-conformance/include</text:p>
      <text:p text:style-name="P44"><text:s text:c="2"/>sudo mkdir -p /opt/osdp-conformance/lib</text:p>
      <text:p text:style-name="P44"><text:s text:c="2"/>cp aes.o /opt/osdp-conformance/lib</text:p>
      <text:p text:style-name="P44"><text:s text:c="2"/>cp aes.h /opt/osdp-conformance/include</text:p>
      <text:p text:style-name="P43"/>
      <text:h text:style-name="Heading_20_3" text:outline-level="3"><text:bookmark-start text:name="__RefHeading___Toc7489_1615177700"/>(to build libosdp-conformance)<text:bookmark-end text:name="__RefHeading___Toc7489_1615177700"/></text:h>
      <text:p text:style-name="P50"/>
      <text:p text:style-name="P50"><text:s text:c="2"/>cd /opt/osdp-conformance/setup</text:p>
      <text:p text:style-name="P50"><text:s text:c="2"/>git clone https://github.com/security-industry-association/libosdp-conformance</text:p>
      <text:p text:style-name="P50"><text:s text:c="2"/>cd libosdp-conformance</text:p>
      <text:p text:style-name="P50"><text:s text:c="2"/>make clean</text:p>
      <text:p text:style-name="P50"><text:s text:c="2"/>make release</text:p>
      <text:p text:style-name="P50"><text:s text:c="2"/>cd /</text:p>
      <text:p text:style-name="P50"><text:s text:c="2"/>tar xzvf</text:p>
      <text:p text:style-name="P50"><text:s text:c="4"/>/opt/osdp-conformance/setup/libosdp-conformance/release-osdp-conformance.tgz</text:p>
      <text:p text:style-name="P50"><text:s text:c="2"/>...copy /opt/osdp-conformance/cgi-bin to your cgi-bin directory if necessary</text:p>
      <text:p text:style-name="P50"><text:s text:c="2"/>...copy /opt/osdp-conformance/www to your www directory if necessary</text:p>
      <text:p text:style-name="P50"/>
      <text:h text:style-name="Heading_20_3" text:outline-level="3"><text:bookmark-start text:name="__RefHeading___Toc7491_1615177700"/>Installation:<text:bookmark-end text:name="__RefHeading___Toc7491_1615177700"/></text:h>
      <text:p text:style-name="P50"/>
      <text:p text:style-name="P50">(to run as CP)</text:p>
      <text:p text:style-name="P50"/>
      <text:p text:style-name="P50"><text:s text:c="4"/>cd /opt/osdp-conformance/run/CP</text:p>
      <text:p text:style-name="P50"><text:s text:c="4"/>cp open-osdp-params-CP.json open-osdp-params.json</text:p>
      <text:p text:style-name="P50"><text:soft-page-break/><text:s text:c="4"/>... set baud rate and PD address, other parameters</text:p>
      <text:p text:style-name="P50"/>
      <text:p text:style-name="P50">At this point the web UI should work at http://tester/osdp-conforamance-CP.html.</text:p>
      <text:p text:style-name="P50">Logs are being placed in /opt/osdp-conformance/run/CP and /opt/osdp-conformance/log.</text:p>
      <text:p text:style-name="P41"/>
      <text:p text:style-name="P5"/>
      <text:h text:style-name="Heading_20_1" text:outline-level="1"><text:bookmark-start text:name="__RefHeading___Toc7124_1715687190"/>Internals<text:bookmark-end text:name="__RefHeading___Toc7124_1715687190"/></text:h>
      <text:p text:style-name="P42">These are from oo_cmdbreech.c</text:p>
      <text:h text:style-name="Heading_20_1" text:outline-level="1"/>
      <text:p text:style-name="Text_20_body"/>
      <text:h text:style-name="P82" text:outline-level="1"><text:bookmark-start text:name="__RefHeading___Toc5438_1615177700"/>Appendix<text:bookmark-end text:name="__RefHeading___Toc5438_1615177700"/></text:h>
      <text:h text:style-name="Heading_20_2" text:outline-level="2"><text:bookmark-start text:name="__RefHeading___Toc5444_1615177700"/><text:span text:style-name="T1">Standards</text:span> <text:span text:style-name="T1">Conformance</text:span><text:bookmark-end text:name="__RefHeading___Toc5444_1615177700"/></text:h>
      <text:h text:style-name="P94" text:outline-level="3"><text:bookmark-start text:name="__RefHeading___Toc7116_1715687190"/>iec migration<text:bookmark-end text:name="__RefHeading___Toc7116_1715687190"/></text:h>
      <text:p text:style-name="P56">external messages have been converted to say ACU instead of CP.</text:p>
      <text:p text:style-name="P56">internal labels still say CP in many cases.</text:p>
      <text:p text:style-name="P56"/>
      <text:h text:style-name="P87" text:outline-level="2"><text:bookmark-start text:name="__RefHeading___Toc5440_1615177700"/><text:span text:style-name="T18">OSDP Capture Format - </text:span>OSDPCAP<text:bookmark-end text:name="__RefHeading___Toc5440_1615177700"/></text:h>
      <text:p text:style-name="P54"><text:span text:style-name="T18">Used to capture an OSDP byte stream for analysis. <text:s/></text:span>This is a "JSONL" format, i.e. each line of text is a whole JSON data object. <text:s/>The fields in the JSON are:</text:p>
      <text:h text:style-name="Heading_20_3" text:outline-level="3"><text:bookmark-start text:name="__RefHeading___Toc17249_1863743381"/>Fields<text:bookmark-end text:name="__RefHeading___Toc17249_1863743381"/></text:h>
      <text:p text:style-name="P47">data</text:p>
      <text:p text:style-name="P51">bytes, in hex, with interspersed spaces. <text:s/>These are the bytes right off the wire. <text:s/>Usually but not always a whole OSDP message. <text:s/>Might include the marking bytes (ff) in front of the SOM.</text:p>
      <text:p text:style-name="P47">io</text:p>
      <text:p text:style-name="P51">form of trace source, where monitor mode is "trace"</text:p>
      <text:p text:style-name="P48">osdp-source</text:p>
      <text:p text:style-name="P52">the tool that created this record.</text:p>
      <text:p text:style-name="P49">osdp-trace-version</text:p>
      <text:p text:style-name="P53">what version of the format this record was written to follow.<text:span text:style-name="T17"> <text:s/>This document describes version "0" (zero.)</text:span></text:p>
      <text:p text:style-name="P47">time-sec, time-nsec</text:p>
      <text:p text:style-name="P51">In Linux, the 'struct timespec' time returned by clock_gettime.</text:p>
      <text:h text:style-name="Heading_20_3" text:outline-level="3"><text:bookmark-start text:name="__RefHeading___Toc17251_1863743381"/>Example<text:bookmark-end text:name="__RefHeading___Toc17251_1863743381"/></text:h>
      <text:p text:style-name="P46">{ "time-sec" : "1580342115", "time-nsec" : "984691851", "io" : "trace", "data" : " ff ff 53 80 08 00 01 4b 01 d8", "osdp-trace-version":"0", "osdp-source":"libosdp-conformance 0.52-2" }</text:p>
      <text:p text:style-name="P51"/>
      <text:h text:style-name="P82" text:outline-level="1"><text:bookmark-start text:name="__RefHeading___Toc16606_1715687190"/>punchlist<text:bookmark-end text:name="__RefHeading___Toc16606_1715687190"/></text:h>
      <text:p text:style-name="P4">card data</text:p>
      <text:p text:style-name="P4">examples<text:span text:style-name="T19"> </text:span>ACU-actions</text:p>
      <text:p text:style-name="P8">file default for transfer</text:p>
      <text:p text:style-name="P16">clean up output control codes</text:p>
      <text:p text:style-name="P19">tests for operator_confirm</text:p>
      <text:p text:style-name="P27">default for keypad?</text:p>
      <text:p text:style-name="P31">dump_status</text:p>
      <text:p text:style-name="P33">various conformance tests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4T10:55:07.739903908</dc:date>
    <meta:editing-duration>PT4H3M10S</meta:editing-duration>
    <meta:editing-cycles>59</meta:editing-cycles>
    <meta:generator>LibreOffice/5.2.7.2$Linux_X86_64 LibreOffice_project/20m0$Build-2</meta:generator>
    <meta:document-statistic meta:table-count="0" meta:image-count="0" meta:object-count="0" meta:page-count="16" meta:paragraph-count="352" meta:word-count="1807" meta:character-count="12227" meta:non-whitespace-character-count="10597"/>
  </office:meta>
</office:document-meta>
</file>